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Page.login( final String username , final String password , final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inPage.Login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